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0pt" style:font-size-asian="10pt"/>
    </style:style>
    <style:style style:name="P2" style:family="paragraph" style:parent-style-name="Standard">
      <style:paragraph-properties fo:text-align="center" style:justify-single-word="false"/>
      <style:text-properties style:font-name="Trebuchet MS" fo:font-size="10pt" style:font-size-asian="10pt"/>
    </style:style>
    <style:style style:name="P3" style:family="paragraph" style:parent-style-name="Standard">
      <style:text-properties style:font-name="Trebuchet MS" fo:font-size="10pt" fo:background-color="#ffff00" style:font-size-asian="10pt"/>
    </style:style>
    <style:style style:name="P4" style:family="paragraph" style:parent-style-name="Normal">
      <style:paragraph-properties fo:margin-top="0.423cm" fo:margin-bottom="0cm" loext:contextual-spacing="false"/>
      <style:text-properties style:font-name="Trebuchet MS" fo:font-size="10pt" fo:background-color="#ffff00" style:font-size-asian="10pt"/>
    </style:style>
    <style:style style:name="P5" style:family="paragraph" style:parent-style-name="Normal">
      <style:text-properties style:font-name="Trebuchet MS" fo:font-size="10pt" fo:background-color="#ffff00" style:font-size-asian="10pt"/>
    </style:style>
    <style:style style:name="P6" style:family="paragraph" style:parent-style-name="Title" style:master-page-name="MP0">
      <style:paragraph-properties style:page-number="auto" fo:break-before="page"/>
    </style:style>
    <style:style style:name="P7" style:family="paragraph" style:parent-style-name="Preformatted_20_Text">
      <style:text-properties fo:color="#000000" style:font-name="Trebuchet MS" fo:font-size="10pt" officeooo:rsid="00201ce1" officeooo:paragraph-rsid="00201ce1" fo:background-color="transparent" style:font-size-asian="10pt" style:font-size-complex="9pt"/>
    </style:style>
    <style:style style:name="P8" style:family="paragraph" style:parent-style-name="Preformatted_20_Text">
      <loext:graphic-properties draw:fill="solid" draw:fill-color="#ffffff" draw:opacity="100%"/>
      <style:paragraph-properties fo:margin-left="0cm" fo:margin-right="-1cm" fo:margin-top="0cm" fo:margin-bottom="0.499cm" loext:contextual-spacing="false" fo:text-align="start" style:justify-single-word="false" fo:hyphenation-ladder-count="no-limit" fo:text-indent="0cm" style:auto-text-indent="false" fo:background-color="#ffffff"/>
      <style:text-properties fo:color="#ffffff" style:font-name="Courier New1" fo:font-size="9pt" fo:background-color="#000000" style:font-size-asian="9pt" style:font-size-complex="9pt" fo:hyphenate="false"/>
    </style:style>
    <style:style style:name="P9" style:family="paragraph" style:parent-style-name="Preformatted_20_Text" style:master-page-name="">
      <style:paragraph-properties fo:margin-left="0cm" fo:margin-right="-1cm" fo:text-align="start" style:justify-single-word="false" fo:hyphenation-ladder-count="no-limit" fo:text-indent="0cm" style:auto-text-indent="false" style:page-number="auto"/>
      <style:text-properties fo:color="#000000" style:font-name="Courier New1" fo:font-size="9pt" officeooo:rsid="00201ce1" officeooo:paragraph-rsid="00201ce1" fo:background-color="#000000" style:font-size-asian="9pt" style:font-size-complex="9pt" fo:hyphenate="false"/>
    </style:style>
    <style:style style:name="P10" style:family="paragraph" style:parent-style-name="Preformatted_20_Text">
      <loext:graphic-properties draw:fill="solid" draw:fill-color="#ffffff" draw:opacity="100%"/>
      <style:paragraph-properties fo:margin-left="0cm" fo:margin-right="-1cm" fo:text-align="start" style:justify-single-word="false" fo:hyphenation-ladder-count="no-limit" fo:text-indent="0cm" style:auto-text-indent="false" fo:background-color="#ffffff"/>
      <style:text-properties fo:color="#ffffff" style:font-name="Courier New1" fo:font-size="9pt" fo:background-color="#000000" style:font-size-asian="9pt" style:font-size-complex="9pt" fo:hyphenate="false"/>
    </style:style>
    <style:style style:name="P11" style:family="paragraph" style:parent-style-name="Preformatted_20_Text">
      <loext:graphic-properties draw:fill="solid" draw:fill-color="#ffffff" draw:opacity="100%"/>
      <style:paragraph-properties fo:margin-left="0cm" fo:margin-right="-1cm" fo:text-align="start" style:justify-single-word="false" fo:hyphenation-ladder-count="no-limit" fo:text-indent="0cm" style:auto-text-indent="false" fo:background-color="#ffffff"/>
      <style:text-properties fo:color="#ffffff" style:font-name="Courier New1" fo:font-size="9pt" officeooo:paragraph-rsid="00201ce1" fo:background-color="#000000" style:font-size-asian="9pt" style:font-size-complex="9pt" fo:hyphenate="false"/>
    </style:style>
    <style:style style:name="P12" style:family="paragraph" style:parent-style-name="Standard">
      <style:text-properties style:font-name="Trebuchet MS" fo:font-size="10pt" officeooo:rsid="001ff410" officeooo:paragraph-rsid="001ff410" style:font-size-asian="10pt"/>
    </style:style>
    <style:style style:name="P13" style:family="paragraph" style:parent-style-name="Standard">
      <style:text-properties style:font-name="Trebuchet MS" fo:font-size="10pt" officeooo:rsid="00201ce1" officeooo:paragraph-rsid="00201ce1" style:font-size-asian="10pt"/>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text-properties officeooo:paragraph-rsid="001e5468"/>
    </style:style>
    <style:style style:name="P17" style:family="paragraph" style:parent-style-name="Standard">
      <style:text-properties officeooo:paragraph-rsid="001e5468"/>
    </style:style>
    <style:style style:name="P18" style:family="paragraph" style:parent-style-name="Standard">
      <style:text-properties officeooo:paragraph-rsid="001f6d56"/>
    </style:style>
    <style:style style:name="P19" style:family="paragraph" style:parent-style-name="Standard">
      <style:text-properties officeooo:paragraph-rsid="001ff410"/>
    </style:style>
    <style:style style:name="P20" style:family="paragraph" style:parent-style-name="Standard">
      <style:text-properties fo:color="#000000" style:font-name="Trebuchet MS" fo:font-size="10pt" officeooo:rsid="00201ce1" officeooo:paragraph-rsid="00201ce1" fo:background-color="transparent" style:font-size-asian="10pt" style:font-size-complex="9pt"/>
    </style:style>
    <style:style style:name="P21" style:family="paragraph" style:parent-style-name="Standard">
      <style:paragraph-properties fo:margin-top="0.423cm" fo:margin-bottom="0cm" loext:contextual-spacing="false"/>
      <style:text-properties officeooo:paragraph-rsid="001c86c9"/>
    </style:style>
    <style:style style:name="P22" style:family="paragraph" style:parent-style-name="Standard">
      <style:paragraph-properties fo:margin-top="0.423cm" fo:margin-bottom="0cm" loext:contextual-spacing="false"/>
      <style:text-properties style:font-name="Trebuchet MS" fo:font-size="10pt" officeooo:paragraph-rsid="001c86c9" style:font-size-asian="10pt"/>
    </style:style>
    <style:style style:name="P23" style:family="paragraph" style:parent-style-name="Standard">
      <style:paragraph-properties fo:margin-top="0.423cm" fo:margin-bottom="0cm" loext:contextual-spacing="false"/>
      <style:text-properties officeooo:paragraph-rsid="001f6d56"/>
    </style:style>
    <style:style style:name="P24" style:family="paragraph" style:parent-style-name="Standard">
      <style:paragraph-properties fo:margin-left="2.501cm" fo:margin-right="0cm" fo:text-indent="0cm" style:auto-text-indent="false"/>
      <style:text-properties officeooo:paragraph-rsid="001f6d56"/>
    </style:style>
    <style:style style:name="P25" style:family="paragraph" style:parent-style-name="Heading_20_1">
      <style:text-properties officeooo:paragraph-rsid="00201ce1"/>
    </style:style>
    <style:style style:name="T1" style:family="text">
      <style:text-properties style:font-name="Trebuchet MS" fo:font-size="10pt" style:font-size-asian="10pt"/>
    </style:style>
    <style:style style:name="T2" style:family="text">
      <style:text-properties style:font-name="Trebuchet MS" fo:font-size="10pt" officeooo:rsid="001c86c9" style:font-size-asian="10pt"/>
    </style:style>
    <style:style style:name="T3" style:family="text">
      <style:text-properties style:font-name="Trebuchet MS" fo:font-size="10pt" officeooo:rsid="001e5468" style:font-size-asian="10pt"/>
    </style:style>
    <style:style style:name="T4" style:family="text">
      <style:text-properties style:font-name="Trebuchet MS" fo:font-size="10pt" officeooo:rsid="001f6d56" style:font-size-asian="10pt"/>
    </style:style>
    <style:style style:name="T5" style:family="text">
      <style:text-properties style:font-name="Trebuchet MS" fo:font-size="10pt" officeooo:rsid="001ff410" style:font-size-asian="10pt"/>
    </style:style>
    <style:style style:name="T6" style:family="text">
      <style:text-properties style:font-name="Trebuchet MS" fo:font-size="10pt" fo:font-style="italic" style:font-size-asian="10pt" style:font-style-asian="italic"/>
    </style:style>
    <style:style style:name="T7" style:family="text">
      <style:text-properties style:font-name="Trebuchet MS" fo:font-size="10pt" fo:font-style="italic" style:font-size-asian="10pt" style:font-style-asian="italic" style:font-style-complex="italic"/>
    </style:style>
    <style:style style:name="T8" style:family="text">
      <style:text-properties style:font-name="Trebuchet MS" fo:font-size="10pt" fo:font-style="italic" officeooo:rsid="001e5468" style:font-size-asian="10pt" style:font-style-asian="italic" style:font-style-complex="italic"/>
    </style:style>
    <style:style style:name="T9" style:family="text">
      <style:text-properties style:font-name="Trebuchet MS" fo:font-size="10pt" fo:font-style="italic" officeooo:rsid="001f6d56" style:font-size-asian="10pt" style:font-style-asian="italic" style:font-style-complex="italic"/>
    </style:style>
    <style:style style:name="T10" style:family="text">
      <style:text-properties style:font-name="Trebuchet MS" fo:font-size="10pt" fo:font-style="italic" fo:font-weight="normal" style:font-size-asian="10pt"/>
    </style:style>
    <style:style style:name="T11" style:family="text">
      <style:text-properties style:font-name="Trebuchet MS" fo:font-size="10pt" fo:font-weight="bold" style:font-size-asian="10pt" style:font-weight-asian="bold" style:font-weight-complex="bold"/>
    </style:style>
    <style:style style:name="T12" style:family="text">
      <style:text-properties style:font-name="Consolas" fo:font-size="10pt" style:font-size-asian="10pt"/>
    </style:style>
    <style:style style:name="T13" style:family="text">
      <style:text-properties style:font-name="Consolas" fo:font-size="10pt" style:font-size-asian="10pt" style:font-name-complex="Consolas"/>
    </style:style>
    <style:style style:name="T14" style:family="text">
      <style:text-properties fo:color="#000000"/>
    </style:style>
    <style:style style:name="T15" style:family="text">
      <style:text-properties fo:color="#000000" style:font-name="Consolas" fo:font-size="10pt" style:font-size-asian="10pt"/>
    </style:style>
    <style:style style:name="T16" style:family="text">
      <style:text-properties fo:color="#000000" style:font-name="Trebuchet MS" fo:font-size="10pt" officeooo:rsid="00201ce1" fo:background-color="transparent" loext:char-shading-value="0" style:font-size-asian="10pt" style:font-size-complex="9pt"/>
    </style:style>
    <style:style style:name="T17" style:family="text">
      <style:text-properties officeooo:rsid="001c86c9"/>
    </style:style>
    <style:style style:name="T18" style:family="text">
      <style:text-properties style:font-name="Consolas" officeooo:rsid="001c86c9"/>
    </style:style>
    <style:style style:name="T19" style:family="text">
      <style:text-properties style:font-name="Consolas" fo:font-size="10pt" style:font-size-asian="10pt"/>
    </style:style>
    <style:style style:name="T20" style:family="text">
      <style:text-properties style:font-name="Consolas" fo:font-size="10pt" officeooo:rsid="001e5468" style:font-size-asian="10pt"/>
    </style:style>
    <style:style style:name="T21" style:family="text">
      <style:text-properties style:font-name="Consolas" fo:font-size="10pt" officeooo:rsid="001f6d56" style:font-size-asian="10pt"/>
    </style:style>
    <style:style style:name="T22" style:family="text">
      <style:text-properties fo:font-style="italic" fo:font-weight="normal"/>
    </style:style>
    <style:style style:name="T23" style:family="text">
      <style:text-properties officeooo:rsid="001ff410"/>
    </style:style>
    <style:style style:name="T24" style:family="text">
      <style:text-properties officeooo:rsid="00201ce1"/>
    </style:style>
    <style:style style:name="T25" style:family="text">
      <style:text-properties officeooo:rsid="00201ce1" fo:background-color="#ffffff"/>
    </style:style>
    <style:style style:name="T26" style:family="text">
      <style:text-properties fo:color="#ffffff"/>
    </style:style>
    <style:style style:name="T27" style:family="text">
      <style:text-properties fo:color="#ffffff" style:font-name="Courier New1" fo:font-size="9pt" fo:background-color="#000000" loext:char-shading-value="0" style:font-size-asian="9pt" style:font-size-complex="9pt"/>
    </style:style>
    <style:style style:name="T28" style:family="text">
      <style:text-properties officeooo:rsid="00201ce1" fo:background-color="#000000" loext:char-shading-value="0"/>
    </style:style>
    <style:style style:name="T29" style:family="text">
      <style:text-properties fo:background-color="#000000" loext:char-shading-value="0"/>
    </style:style>
    <style:style style:name="T30" style:family="text">
      <style:text-properties fo:background-color="#ffffff"/>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álisis de sentimientos con Hadoop</text:p>
      <text:p text:style-name="Subtitle">Sistemas Distribuidos de Procesamiento de Datos</text:p>
      <text:p text:style-name="P2">Miguel Ángel Monjas Llorente</text:p>
      <text:p text:style-name="P1"/>
      <text:h text:style-name="Heading_20_1" text:outline-level="1">Descripción del código</text:h>
      <text:p text:style-name="P4">Descripción del código: incluyendo descripción de las principales funciones implementadas. No se debe incluir código fuente</text:p>
      <text:p text:style-name="P21"><text:span text:style-name="Default_20_Paragraph_20_Font"><text:span text:style-name="T1">La funcionalidad principal </text:span></text:span><text:span text:style-name="Default_20_Paragraph_20_Font"><text:span text:style-name="T2">implementada </text:span></text:span><text:span text:style-name="Default_20_Paragraph_20_Font"><text:span text:style-name="T1">es la referida a la búsqueda del “sentimiento” medio, por unidad geográfica, en Twitter. Como tal, se han elegido los estados de Estados Unidos como dicha unidad, por varias razones: la abundancia de </text:span></text:span><text:span text:style-name="Default_20_Paragraph_20_Font"><text:span text:style-name="T10">tweets</text:span></text:span><text:span text:style-name="Default_20_Paragraph_20_Font"><text:span text:style-name="T1"> provenientes de dicho país y la relativa facilidad para encontrar cuál es el estado de procedencia a partir de la información de localización del </text:span></text:span><text:span text:style-name="Default_20_Paragraph_20_Font"><text:span text:style-name="T6">tweet</text:span></text:span><text:span text:style-name="Default_20_Paragraph_20_Font"><text:span text:style-name="T1"> (no se hace consulta en línea de coordenadas, ya que se considera que no aporta demasiado al propósito de la práctica). También se ha abordado la, comparativamente más sencilla, detección de los diez </text:span></text:span><text:span text:style-name="Default_20_Paragraph_20_Font"><text:span text:style-name="T7">trending topics</text:span></text:span><text:span text:style-name="Default_20_Paragraph_20_Font"><text:span text:style-name="T1">. </text:span></text:span><text:span text:style-name="Default_20_Paragraph_20_Font"><text:span text:style-name="T2">Se ha descargado un dataset de unos 2,5 Gbytes de Twitter. Se proporcionan </text:span></text:span><text:span text:style-name="Default_20_Paragraph_20_Font"><text:span text:style-name="T3">varios</text:span></text:span><text:span text:style-name="Default_20_Paragraph_20_Font"><text:span text:style-name="T2"> programas y un fichero diccionario de estados de Estados Unidos.</text:span></text:span></text:p>
      <text:p text:style-name="P22">Se describirá a continuación el código de la solución principal. <text:span text:style-name="T23">Se ha utilizado el paradigma MapReduce Streaming. Todo el material generado puede encontrarse dentro del directorio </text:span><text:span text:style-name="T18">MapReduce</text:span><text:span text:style-name="T17"> del siguiente repositorio: </text:span><text:a xlink:type="simple" xlink:href="https://github.com/miguel-angel-monjas/datascience-SDPS" text:style-name="Internet_20_link" text:visited-style-name="Visited_20_Internet_20_Link"><text:span text:style-name="T17">https://github.com/miguel-angel-monjas/datascience-SDPS</text:span></text:a>. Existen variantes que se describirán en la siguiente sección.</text:p>
      <text:p text:style-name="P23"><text:span text:style-name="Default_20_Paragraph_20_Font"><text:span text:style-name="T1">La variante principal consta de dos </text:span></text:span><text:span text:style-name="Default_20_Paragraph_20_Font"><text:span text:style-name="T7">scripts</text:span></text:span><text:span text:style-name="Default_20_Paragraph_20_Font"><text:span text:style-name="T1">, </text:span></text:span><text:span text:style-name="Default_20_Paragraph_20_Font"><text:span text:style-name="T13">mapper_ng.py</text:span></text:span><text:span text:style-name="Default_20_Paragraph_20_Font"><text:span text:style-name="T1"> y </text:span></text:span><text:span text:style-name="Default_20_Paragraph_20_Font"><text:span text:style-name="T13">reducer_ng.py</text:span></text:span><text:span text:style-name="Default_20_Paragraph_20_Font"><text:span text:style-name="T1">, acompañados de dos ficheros de texto, </text:span></text:span><text:span text:style-name="Default_20_Paragraph_20_Font"><text:span text:style-name="T13">us_states.txt</text:span></text:span><text:span text:style-name="Default_20_Paragraph_20_Font"><text:span text:style-name="T1"> (que ayuda a referirse a cada estado de Estados Unidos de forma unificada) y </text:span></text:span><text:span text:style-name="Default_20_Paragraph_20_Font"><text:span text:style-name="T13">AFINN-111.txt</text:span></text:span><text:span text:style-name="Default_20_Paragraph_20_Font"><text:span text:style-name="T1"> (permite evaluar los sentimientos asociados a unas dos mil palabras).</text:span></text:span></text:p>
      <text:p text:style-name="P23"><text:span text:style-name="Default_20_Paragraph_20_Font"><text:span text:style-name="T13">mapper_ng.py</text:span></text:span><text:span text:style-name="Default_20_Paragraph_20_Font"><text:span text:style-name="T1"> implementa de forma simultánea dos funciones de mapeo, una asociada al identificador del </text:span></text:span><text:span text:style-name="Default_20_Paragraph_20_Font"><text:span text:style-name="T7">tweet</text:span></text:span><text:span text:style-name="Default_20_Paragraph_20_Font"><text:span text:style-name="T1"> como clave, que permitirá encontrar el sentimiento asociado a cada unidad territorial; y otro, con el </text:span></text:span><text:span text:style-name="Default_20_Paragraph_20_Font"><text:span text:style-name="T7">hashtag</text:span></text:span><text:span text:style-name="Default_20_Paragraph_20_Font"><text:span text:style-name="T1"> como clave, </text:span></text:span><text:span text:style-name="Default_20_Paragraph_20_Font"><text:span text:style-name="T3">para encontrar los </text:span></text:span><text:span text:style-name="Default_20_Paragraph_20_Font"><text:span text:style-name="T8">trending topics</text:span></text:span><text:span text:style-name="Default_20_Paragraph_20_Font"><text:span text:style-name="T1"> (otra posibilidad podría ser encadenar dos funciones de mapeo, pero se prefiere el mapeo simultáneo dado que en cualquiera de las dos hay que recorrer todas las palabras del </text:span></text:span><text:span text:style-name="Default_20_Paragraph_20_Font"><text:span text:style-name="T6">tweet</text:span></text:span><text:span text:style-name="Default_20_Paragraph_20_Font"><text:span text:style-name="T1">). La funcionalidad de mapeo se efectúa siguiendo los siguientes pasos:</text:span></text:span></text:p>
      <text:list xml:id="list5732329526951341654" text:style-name="L4">
        <text:list-item>
          <text:p text:style-name="P15"><text:span text:style-name="Default_20_Paragraph_20_Font"><text:span text:style-name="T1">Los </text:span></text:span><text:span text:style-name="Default_20_Paragraph_20_Font"><text:span text:style-name="T7">tweets</text:span></text:span><text:span text:style-name="Default_20_Paragraph_20_Font"><text:span text:style-name="T1"> se leen de uno en uno, </text:span></text:span><text:span text:style-name="Default_20_Paragraph_20_Font"><text:span text:style-name="T3">y </text:span></text:span><text:span text:style-name="Default_20_Paragraph_20_Font"><text:span text:style-name="T1">se cargan con </text:span></text:span><text:span text:style-name="Default_20_Paragraph_20_Font"><text:span text:style-name="T12">json.loads</text:span></text:span><text:span text:style-name="Default_20_Paragraph_20_Font"><text:span text:style-name="T1">.</text:span></text:span></text:p>
        </text:list-item>
        <text:list-item>
          <text:p text:style-name="P15"><text:span text:style-name="Default_20_Paragraph_20_Font"><text:span text:style-name="T1">Para cada uno de ellos se </text:span></text:span><text:span text:style-name="Default_20_Paragraph_20_Font"><text:span text:style-name="T3">trata de </text:span></text:span><text:span text:style-name="Default_20_Paragraph_20_Font"><text:span text:style-name="T1">extrae</text:span></text:span><text:span text:style-name="Default_20_Paragraph_20_Font"><text:span text:style-name="T3">r</text:span></text:span><text:span text:style-name="Default_20_Paragraph_20_Font"><text:span text:style-name="T1"> el valor asociado a las claves </text:span></text:span><text:span text:style-name="Default_20_Paragraph_20_Font"><text:span text:style-name="T12">text</text:span></text:span><text:span text:style-name="Default_20_Paragraph_20_Font"><text:span text:style-name="T1"> (texto del </text:span></text:span><text:span text:style-name="Default_20_Paragraph_20_Font"><text:span text:style-name="T10">tweet</text:span></text:span><text:span text:style-name="Default_20_Paragraph_20_Font"><text:span text:style-name="T1">), </text:span></text:span><text:span text:style-name="Default_20_Paragraph_20_Font"><text:span text:style-name="T12">lang</text:span></text:span><text:span text:style-name="Default_20_Paragraph_20_Font"><text:span text:style-name="T1"> (idioma), id_str (identificador del </text:span></text:span><text:span text:style-name="Default_20_Paragraph_20_Font"><text:span text:style-name="T10">tweet</text:span></text:span><text:span text:style-name="Default_20_Paragraph_20_Font"><text:span text:style-name="T1">) y </text:span></text:span><text:span text:style-name="Default_20_Paragraph_20_Font"><text:span text:style-name="T12">place</text:span></text:span><text:span text:style-name="Default_20_Paragraph_20_Font"><text:span text:style-name="T1"> (que proporciona la información de localización; se prefiere esa a la contenida en la clave </text:span></text:span><text:span text:style-name="Default_20_Paragraph_20_Font"><text:span text:style-name="T13">location</text:span></text:span><text:span text:style-name="Default_20_Paragraph_20_Font"><text:span text:style-name="T1">). La existencia de estas claves se controla mediante excepciones. Si alguna de las claves falta, se omite el </text:span></text:span><text:span text:style-name="Default_20_Paragraph_20_Font"><text:span text:style-name="T10">tweet</text:span></text:span><text:span text:style-name="Default_20_Paragraph_20_Font"><text:span text:style-name="T1"> del análisis y se pasa al siguiente.</text:span></text:span></text:p>
        </text:list-item>
        <text:list-item>
          <text:p text:style-name="P15"><text:span text:style-name="Default_20_Paragraph_20_Font"><text:span text:style-name="T1">Solo se consideran </text:span></text:span><text:span text:style-name="Default_20_Paragraph_20_Font"><text:span text:style-name="T10">tweets</text:span></text:span><text:span text:style-name="Default_20_Paragraph_20_Font"><text:span text:style-name="T1"> en inglés (idioma: </text:span></text:span><text:span text:style-name="Default_20_Paragraph_20_Font"><text:span text:style-name="T12">en</text:span></text:span><text:span text:style-name="Default_20_Paragraph_20_Font"><text:span text:style-name="T1">) provenientes de Estados Unidos (clave asociada al valor </text:span></text:span><text:span text:style-name="Default_20_Paragraph_20_Font"><text:span text:style-name="T12">country_code</text:span></text:span><text:span text:style-name="Default_20_Paragraph_20_Font"><text:span text:style-name="T1"> en place: </text:span></text:span><text:span text:style-name="Default_20_Paragraph_20_Font"><text:span text:style-name="T12">US</text:span></text:span><text:span text:style-name="Default_20_Paragraph_20_Font"><text:span text:style-name="T1">), prescindiéndose del resto.</text:span></text:span></text:p>
        </text:list-item>
        <text:list-item>
          <text:p text:style-name="P16"><text:span text:style-name="T1">Para cada </text:span><text:span text:style-name="T10">tweet</text:span><text:span text:style-name="T1"> se determina cuál es el estado del que proviene, utilizando un fichero de texto compuesto al efecto: us_states.txt. La información del estado se extrae del valor asociado a la clave </text:span><text:span text:style-name="T12">full_name</text:span><text:span text:style-name="T1">, en el que suele aparecer la abreviatura del estado asociado al </text:span><text:span text:style-name="T10">tweet</text:span><text:span text:style-name="T1">.</text:span></text:p>
        </text:list-item>
        <text:list-item>
          <text:p text:style-name="P16"><text:span text:style-name="T1">Se extraen las palabras contenidas en el texto del </text:span><text:span text:style-name="T10">tweet</text:span><text:span text:style-name="T1">. Solo se consideran palabras con caracteres alfanuméricos o </text:span><text:span text:style-name="T3">la almohadilla</text:span><text:span text:style-name="T1"> (#).</text:span></text:p>
        </text:list-item>
        <text:list-item>
          <text:p text:style-name="P16"><text:span text:style-name="T1">Para todas aquellas palabras identificadas como </text:span><text:span text:style-name="T7">hashtags</text:span><text:span text:style-name="T1"> (comienzan con #), se emite, como salida del </text:span><text:span text:style-name="T7">mapper</text:span><text:span text:style-name="T1"> un par clave-valor con el </text:span><text:span text:style-name="T7">hashtag</text:span><text:span text:style-name="T1"> (completo) como clave y un uno </text:span><text:span text:style-name="T3">(</text:span><text:span text:style-name="T20">1</text:span><text:span text:style-name="T3">) </text:span><text:span text:style-name="T1">como valor (el valor es realmente irrelevante). </text:span><text:span text:style-name="T3">Esta función de mapeo es similar a la del omnipresente wordcount.</text:span><text:span text:style-name="T1"> </text:span><text:span text:style-name="T3">Esta es la primera función de mapeo.<text:line-break/>Por otra parte, p</text:span><text:span text:style-name="T1">ara todas las palabras (incluyendo los </text:span><text:span text:style-name="T7">hashtags</text:span><text:span text:style-name="T1">, a los que se les elimina el carácter </text:span><text:span text:style-name="T5">almohadilla</text:span><text:span text:style-name="T1">), se emite como salida del mapper un par clave-valor en el que la clave es el </text:span><text:soft-page-break/><text:span text:style-name="T1">identificador del </text:span><text:span text:style-name="T10">tweet</text:span><text:span text:style-name="T1"> y como valor se incluye una tupla (estado, palabra). </text:span><text:span text:style-name="T3">Esta es la segunda función de mapeo. Puede verse un ejemplo de la salida de la ejecución de </text:span><text:span text:style-name="T20">mapper_ng</text:span><text:span text:style-name="T3"> a continuación </text:span><text:span text:style-name="T4">(aparecen mezcladas </text:span><text:span text:style-name="T3">:</text:span></text:p>
        </text:list-item>
      </text:list>
      <text:p text:style-name="P17"><text:span text:style-name="T1"/></text:p>
      <text:p text:style-name="P24"><text:span text:style-name="Default_20_Paragraph_20_Font"><text:span text:style-name="T21">96971904271667200 <text:s text:c="5"/>['Oregon', u'all']</text:span></text:span></text:p>
      <text:p text:style-name="P24"><text:span text:style-name="Default_20_Paragraph_20_Font"><text:span text:style-name="T21">796971904271667200 <text:s text:c="5"/>['Oregon', u'trump']</text:span></text:span></text:p>
      <text:p text:style-name="P24"><text:span text:style-name="Default_20_Paragraph_20_Font"><text:span text:style-name="T21">796971904271667200 <text:s text:c="5"/>['Oregon', u'supporters']</text:span></text:span></text:p>
      <text:p text:style-name="P24"><text:span text:style-name="Default_20_Paragraph_20_Font"><text:span text:style-name="T21">796971904271667200 <text:s text:c="5"/>['Oregon', u'in']</text:span></text:span></text:p>
      <text:p text:style-name="P24"><text:span text:style-name="Default_20_Paragraph_20_Font"><text:span text:style-name="T21">796971904271667200 <text:s text:c="5"/>['Oregon', u'w']</text:span></text:span></text:p>
      <text:p text:style-name="P24"><text:span text:style-name="Default_20_Paragraph_20_Font"><text:span text:style-name="T21">796971904271667200 <text:s text:c="5"/>['Oregon', u'the']</text:span></text:span></text:p>
      <text:p text:style-name="P24"><text:span text:style-name="Default_20_Paragraph_20_Font"><text:span text:style-name="T21">796971904271667200 <text:s text:c="5"/>['Oregon', u'clan']</text:span></text:span></text:p>
      <text:p text:style-name="P24"><text:span text:style-name="Default_20_Paragraph_20_Font"><text:span text:style-name="T21">#StopTheViolence <text:s text:c="7"/>1</text:span></text:span></text:p>
      <text:p text:style-name="P24"><text:span text:style-name="Default_20_Paragraph_20_Font"><text:span text:style-name="T21">796971904271667200 <text:s text:c="5"/>['Oregon', u'stoptheviolence']</text:span></text:span></text:p>
      <text:p text:style-name="P24"><text:span text:style-name="Default_20_Paragraph_20_Font"><text:span text:style-name="T21">796971912664469504 <text:s text:c="5"/>['South Dakota', u'everything']</text:span></text:span></text:p>
      <text:p text:style-name="P24"><text:span text:style-name="Default_20_Paragraph_20_Font"><text:span text:style-name="T21">796971912664469504 <text:s text:c="5"/>['South Dakota', u'about']</text:span></text:span></text:p>
      <text:p text:style-name="P24"><text:span text:style-name="Default_20_Paragraph_20_Font"><text:span text:style-name="T21">796971912664469504 <text:s text:c="5"/>['South Dakota', u'you']</text:span></text:span></text:p>
      <text:p text:style-name="P24"><text:span text:style-name="Default_20_Paragraph_20_Font"><text:span text:style-name="T21">796971912664469504 <text:s text:c="5"/>['South Dakota', u'is']</text:span></text:span></text:p>
      <text:p text:style-name="P24"><text:span text:style-name="Default_20_Paragraph_20_Font"><text:span text:style-name="T21">796971912664469504 <text:s text:c="5"/>['South Dakota', u'so']</text:span></text:span></text:p>
      <text:p text:style-name="P24"><text:span text:style-name="Default_20_Paragraph_20_Font"><text:span text:style-name="T21">796971912664469504 <text:s text:c="5"/>['South Dakota', u'overwhelming']</text:span></text:span></text:p>
      <text:p text:style-name="P24"><text:span text:style-name="Default_20_Paragraph_20_Font"><text:span text:style-name="T4"/></text:span></text:p>
      <text:p text:style-name="P18"><text:span text:style-name="Default_20_Paragraph_20_Font"><text:span text:style-name="T4">Las dos funciones de reducción se implementan mediante el </text:span></text:span><text:span text:style-name="Default_20_Paragraph_20_Font"><text:span text:style-name="T9">script</text:span></text:span><text:span text:style-name="Default_20_Paragraph_20_Font"><text:span text:style-name="T4"> </text:span></text:span><text:span text:style-name="Default_20_Paragraph_20_Font"><text:span text:style-name="T21">reducer_ng.py</text:span></text:span><text:span text:style-name="Default_20_Paragraph_20_Font"><text:span text:style-name="T4">. En este caso, qué función se aplica se controla mediante el parámetro </text:span></text:span><text:span text:style-name="Default_20_Paragraph_20_Font"><text:span text:style-name="T21">type</text:span></text:span><text:span text:style-name="Default_20_Paragraph_20_Font"><text:span text:style-name="T4">, con el valor </text:span></text:span><text:span text:style-name="Default_20_Paragraph_20_Font"><text:span text:style-name="T21">states</text:span></text:span><text:span text:style-name="Default_20_Paragraph_20_Font"><text:span text:style-name="T4"> para implementar la función de reducción asociada al cálculo de los sentimiento. El valor </text:span></text:span><text:span text:style-name="Default_20_Paragraph_20_Font"><text:span text:style-name="T21">hashtags</text:span></text:span><text:span text:style-name="Default_20_Paragraph_20_Font"><text:span text:style-name="T4"> implementa la función de reducción asociada a los </text:span></text:span><text:span text:style-name="Default_20_Paragraph_20_Font"><text:span text:style-name="T9">trending topics</text:span></text:span><text:span text:style-name="Default_20_Paragraph_20_Font"><text:span text:style-name="T4">. La detección de </text:span></text:span><text:span text:style-name="Default_20_Paragraph_20_Font"><text:span text:style-name="T5">a </text:span></text:span><text:span text:style-name="Default_20_Paragraph_20_Font"><text:span text:style-name="T4">qué </text:span></text:span><text:span text:style-name="Default_20_Paragraph_20_Font"><text:span text:style-name="T5">mapper corresponde cada </text:span></text:span><text:span text:style-name="Default_20_Paragraph_20_Font"><text:span text:style-name="T4">línea </text:span></text:span><text:span text:style-name="Default_20_Paragraph_20_Font"><text:span text:style-name="T5">se hace examinando el primer carácter de la clave. La salida del script tiene formato CSV, con un punto y coma como separador. En el caso de los sentimiento, es una tripleta estado;número_de_tweets;sentimiento_medio. En el caso de los hashtags, se sigue también un formato CSV del tipo hashtag;número_de_apariciones. Solo se muestran los diez primeros.</text:span></text:span></text:p>
      <text:p text:style-name="P18"><text:span text:style-name="Default_20_Paragraph_20_Font"><text:span text:style-name="T5"/></text:span></text:p>
      <text:p text:style-name="P19"><text:span text:style-name="Default_20_Paragraph_20_Font"><text:span text:style-name="T5">En el caso de los hashtags, la función de reducción simplemente va almacenando los hashtags y su número de apariciones. En el caso de los sentimientos, se calcula el sentimiento total asociado a cada tweet (identificado por su clave). A continuación, se va almacenando este dato en un diccionario cuyas claves son los nombres de los estados. El valor asociado a cada clave de este diccionario es una lista con el número de tweets de cada estado y el sentimiento agregado.</text:span></text:span></text:p>
      <text:h text:style-name="Heading_20_1" text:outline-level="1">Diferentes formas de ejecución realizadas</text:h>
      <text:p text:style-name="P3">Diferentes formas de ejecución realizadas incluyendo los parámetros utilizados.</text:p>
      <text:p text:style-name="P12">La ejecución se ha hecho de tres formas: localmente, en Hortonworks Sandbox y en AWS EMR.</text:p>
      <text:p text:style-name="P12"/>
      <text:p text:style-name="P13">A continuación se muestran dos ejemplos de la ejecución en Hortonworks Sandbox. El primero se refiere a la funcionalidad de extracción de sentimientos por unidad geográfica. El segundo a la determinación de los diez trending topics.</text:p>
      <text:p text:style-name="P13"/>
      <text:p text:style-name="P9"><text:span text:style-name="T26">[root@sandbox ~]# hadoop jar /usr/hdp/current/hadoop-mapreduce-client/hadoop-streaming.jar <text:s text:c="3"/></text:span></text:p>
      <text:p text:style-name="P10">-files mapper_ng.py,reducer_ng.py,AFINN-111.txt,us_states.txt <text:s text:c="32"/></text:p>
      <text:p text:style-name="P10">-mapper mapper_ng.py -reducer 'reducer_ng.py --type states' <text:s text:c="34"/></text:p>
      <text:p text:style-name="P10">-input hdfs://sandbox.hortonworks.com/user/root/input/streaming/dump<text:span text:style-name="T24">2</text:span>.txt <text:s text:c="20"/></text:p>
      <text:p text:style-name="P10">-output hdfs://sandbox.hortonworks.com/user/root/output/streaming_01 <text:s text:c="25"/></text:p>
      <text:p text:style-name="P10"/>
      <text:p text:style-name="P11"><text:span text:style-name="T24">[root@sandbox ~]# </text:span>hadoop jar /usr/hdp/current/hadoop-mapreduce-client/hadoop-streaming.jar <text:s text:c="24"/></text:p>
      <text:p text:style-name="P10">-files mapper_ng.py,reducer_ng.py,AFINN-111.txt,us_states.txt <text:s text:c="32"/></text:p>
      <text:p text:style-name="P10">-mapper mapper_ng.py -reducer 'reducer_ng.py --type <text:span text:style-name="T24">hashtags</text:span>' <text:s text:c="33"/></text:p>
      <text:p text:style-name="P10">-input hdfs://sandbox.hortonworks.com/user/root/input/streaming/dump2.txt <text:s text:c="20"/></text:p>
      <text:p text:style-name="P8">-output hdfs://sandbox.hortonworks.com/user/root/output/streaming_02 <text:s text:c="26"/></text:p>
      <text:p text:style-name="P20">La obtención de los resultados puede hacerse utilizando los parámetros habituales de HDFS:</text:p>
      <text:p text:style-name="P20"/>
      <text:p text:style-name="P11"><text:span text:style-name="T24">[root@sandbox ~]# </text:span>hdfs dfs -getmerge <text:s text:c="57"/></text:p>
      <text:p text:style-name="P11">hdfs://sandbox.hortonworks.com/user/root/output/streaming_01 ./results_01.txt <text:s text:c="16"/></text:p>
      <text:p text:style-name="P20"/>
      <text:p text:style-name="P20">La ejecución en AWS EMR es similar. Se muestra a continuación el comando generado a través de la consola (con todos los elementos almacenados en S3):</text:p>
      <text:p text:style-name="P20"/>
      <text:p text:style-name="P7"><text:soft-page-break/>hadoop jar /var/lib/aws/emr/step-runner/hadoop-jars/command-runner.jar hadoop-streaming -files s3://urjc.datascience.mmonjas.emr/logic/mapper_aws.py,s3://urjc.datascience.mmonjas.emr/logic/reducer_aws.py -mapper mapper_aws.py -reducer reducer_aws.py -input s3://urjc.datascience.mmonjas.emr/input/ -output s3://urjc.datascience.mmonjas.emr/output_01/</text:p>
      <text:p text:style-name="P20"><text:s/></text:p>
      <text:h text:style-name="P25" text:outline-level="1">Evaluación de la escalabilidad</text:h>
      <text:p text:style-name="P5">Evaluación de escalabilidad y elasticidad de la solución propuesta.</text:p>
      <text:p text:style-name="P1"/>
      <text:p text:style-name="P1">En una primera versión, el esquema de map-reduce ejecutaba gran parte de las tareas en el mapper, concretamente las relativas al cálculo de la felicidad por <text:span text:style-name="T22">tweet</text:span> (puede verse en mapper_ng.py y el consiguiente reducer_ng-py). Aunque este enfoque es abordable considerando que los <text:span text:style-name="T22">tweets</text:span> están limitados a 140 caracteres (esto es, no habrá nunca más de unas pocas decenas de palabras), no sería el adecuado en escenarios en los que, en vez de <text:span text:style-name="T22">tweets</text:span>, se estuviesen considerando textos de longitud mayor.</text:p>
      <text:p text:style-name="P1"/>
      <text:h text:style-name="Heading_20_1" text:outline-level="1">Comentarios personales</text:h>
      <text:p text:style-name="P5">Comentarios personales: incluyendo problemas encontrados, críticas constructiva,</text:p>
      <text:p text:style-name="P5">propuesta de mejoras y evaluación del tiempo dedicado.</text:p>
      <text:p text:style-name="P1">La práctica parecía aparentemente “fácil” (lo es, de hecho), pero ha planteado diversas dificultades fruto, en general, de la falta de experiencia con sistemas HDFS y MapReduce en general. Como ya se ha comentado en apartados anteriores, se ha abordado la ejecución del código tanto en Hortonworks Sandbox como en AWS Elastic MapReduce.</text:p>
      <text:p text:style-name="P1"/>
      <text:p text:style-name="P1">Los problemas encontrados durante la ejecución de la práctica han sido de varios tipos:</text:p>
      <text:list xml:id="list6042598801182982335" text:style-name="L3">
        <text:list-item>
          <text:p text:style-name="P14"><text:span text:style-name="Default_20_Paragraph_20_Font"><text:span text:style-name="T1">El autor ha escrito los scripts y efectuado las pruebas locales en un entorno </text:span></text:span><text:span text:style-name="Default_20_Paragraph_20_Font"><text:span text:style-name="T11">Windows</text:span></text:span><text:span text:style-name="Default_20_Paragraph_20_Font"><text:span text:style-name="T1">. Tanto en Hortonworks Sandbox como en AWS Elastic MapReduce ha sido preciso </text:span></text:span><text:span text:style-name="Default_20_Paragraph_20_Font"><text:span text:style-name="T11">adaptar los scripts al formato Unix</text:span></text:span><text:span text:style-name="Default_20_Paragraph_20_Font"><text:span text:style-name="T1">. En caso contrario, era imposible ejecutar mappers y reducers. Es preciso señalar que, aunque la detección en HwS ha sido sencilla, al efectuarse las pruebas desde línea de comandos y mostrarse de los errores de forma inmediata, en el entorno AWS EMR ha sido mucho más complicado, dada la “oscuridad” de los logs y mensajes de error. Más de una decena de pruebas fue necesaria en esta última plataforma antes de caer en la cuenta de cuál era el error.<text:line-break/>En el caso de HwS, se ha usado </text:span></text:span><text:span text:style-name="Default_20_Paragraph_20_Font"><text:span text:style-name="T12">dos2unix</text:span></text:span><text:span text:style-name="Default_20_Paragraph_20_Font"><text:span text:style-name="T1">, tras ser instalado en el nodo máster (CentOS). En el caso de AWS EMR, se ha tenido que cambiar la configuración del IDE antes de subir los scripts a S3.</text:span></text:span></text:p>
        </text:list-item>
        <text:list-item>
          <text:p text:style-name="P14"><text:span text:style-name="Default_20_Paragraph_20_Font"><text:span text:style-name="T1">En el caso de Hortonworks Sandbox, más allá de las no siempre evidentes formas de interactuar con la máquina virtual (el acceso ha de hacerse a través de un cliente ssh y no a través de la consola; el HDFS File System ha de inicializarse; el hostname del cluster es </text:span></text:span><text:span text:style-name="Default_20_Paragraph_20_Font"><text:span text:style-name="T15">sandbox.hortonworks.com</text:span></text:span><text:span text:style-name="Default_20_Paragraph_20_Font"><text:span text:style-name="T1">, por poner algunos ejemplos), se ha verificado que</text:span></text:span><text:span text:style-name="Default_20_Paragraph_20_Font"><text:span text:style-name="T11"> los scripts Python que implementan las funcionalidades de map y reduce deben ser autocontenidos y usar solo los paquetes estándar de Python 2.7</text:span></text:span><text:span text:style-name="Default_20_Paragraph_20_Font"><text:span text:style-name="T1">. Aunque es posible instalar nuevos paquetes de Python en el nodo máster, estos son ignorados en la ejecución en los cores, por lo que, como mucho, es posible cargar datos desde ficheros de texto, pero no importar funciones o datos desde otros scripts Python (inicialmente, el diccionario de estados de Estados Unidos se planteó como un script en el contenido como diccionario nativo de Python). Aunque estoy convencido de que es posible instalar módulos en los cores, no he sido capaz de averiguar cómo.<text:line-break/>Por otra parte, el uso de MapReduce Streamer desde línea de comandos </text:span></text:span><text:span text:style-name="Default_20_Paragraph_20_Font"><text:span text:style-name="T11">no permite el encadenado de funciones de reduce</text:span></text:span><text:span text:style-name="Default_20_Paragraph_20_Font"><text:span text:style-name="T1">, por lo que ha habido que ejecutarlas en dos pasos, utilizado HDFS como almacenamiento intermedio y un identity mapper (/bin/cat) como mapper de la segunda ejecución.</text:span></text:span></text:p>
        </text:list-item>
        <text:list-item>
          <text:p text:style-name="P14"><text:span text:style-name="Default_20_Paragraph_20_Font"><text:span text:style-name="T1">AWS EMR ha planteado problemas de otro tipo. El primer grupo está relacionado con el </text:span></text:span><text:span text:style-name="Default_20_Paragraph_20_Font"><text:span text:style-name="T11">acceso a ficheros auxiliares</text:span></text:span><text:span text:style-name="Default_20_Paragraph_20_Font"><text:span text:style-name="T1"> (los diccionarios antes citados), los cuales no son encontrados por los scripts en el sistema de ficheros. La solución ha sido acceder a los ficheros a través de un acceso web (</text:span></text:span><text:a xlink:type="simple" xlink:href="https://s3-eu-west-1.amazonaws.com/urjc.datascience.mmonjas.emr/logic/AFINN-111.txt" office:target-frame-name="_top" xlink:show="replace" text:style-name="Internet_20_link" text:visited-style-name="Visited_20_Internet_20_Link"><text:span text:style-name="Default_20_Paragraph_20_Font"><text:span text:style-name="T1">https://s3-eu-west-1.amazonaws.com/urjc.datascience.mmonjas.emr/logic/AFINN-111.txt</text:span></text:span></text:a><text:span text:style-name="Default_20_Paragraph_20_Font"><text:span text:style-name="T1">). Sin embargo, esta solución tampoco fue inmediata ya que los permisos por defecto no eran suficientes, por lo que hubo que asignales permisos de lectura universales.<text:line-break/>Un segundo problema es consecuencia de la cantidad por defecto de reducers que implementa AWS EMR. En la configuración habitual (m3.xlarge: 1 máster y 2 cores), se ejecutan siete reducers, lo cual se traduce en la generación de siete objetos distintos. Inicialmente se planteó la creación de un script basado en boto3 capaz de descargarlos desde S3 y concatenarlos localmente. Sin embargo, una rápida inspección permitió averiguar que los resultados de los reducers tienen que </text:span></text:span><text:soft-page-break/><text:span text:style-name="Default_20_Paragraph_20_Font"><text:span text:style-name="T1">pasar de nuevo por un proceso de reduce, ya que tienen claves repetidas. Este último paso no se ha abordado.</text:span></text:span></text:p>
        </text:list-item>
      </text:list>
      <text:p text:style-name="P1"/>
      <text:p text:style-name="Standard"><text:span text:style-name="Default_20_Paragraph_20_Font"><text:span text:style-name="T1">El tiempo dedicado está en torno a de las 24 horas, contando aquí no solo la programación del código sino la gestión tanto de Hortonworks Sandbox como la, tediosa, ejecución en EM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24T23:49:20.054000000</meta:creation-date>
    <meta:editing-cycles>2</meta:editing-cycles>
    <meta:editing-duration>PT2S</meta:editing-duration>
    <dc:date>2016-11-25T00:41:24.789000000</dc:date>
    <meta:document-statistic meta:table-count="0" meta:image-count="0" meta:object-count="0" meta:page-count="4" meta:paragraph-count="64" meta:word-count="1778" meta:character-count="12630" meta:non-whitespace-character-count="10514"/>
  </office:meta>
</office:document-meta>
</file>